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pitch="variable" style:font-charset="x-symbol"/>
    <style:font-face style:name="American Typewriter" svg:font-family="'American Typewriter'" style:font-family-generic="modern" style:font-pitch="fixed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Georgia" svg:font-family="Georgia" style:font-family-generic="roman" style:font-pitch="variable"/>
    <style:font-face style:name="Apple Chancery" svg:font-family="'Apple Chancery'" style:font-family-generic="script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249cm" table:align="right"/>
    </style:style>
    <style:style style:name="Table2.A" style:family="table-column">
      <style:table-column-properties style:column-width="2.221cm"/>
    </style:style>
    <style:style style:name="Table2.B" style:family="table-column">
      <style:table-column-properties style:column-width="3.283cm"/>
    </style:style>
    <style:style style:name="Table2.C" style:family="table-column">
      <style:table-column-properties style:column-width="2.249cm"/>
    </style:style>
    <style:style style:name="Table2.D" style:family="table-column">
      <style:table-column-properties style:column-width="3.124cm"/>
    </style:style>
    <style:style style:name="Table2.E" style:family="table-column">
      <style:table-column-properties style:column-width="2.699cm"/>
    </style:style>
    <style:style style:name="Table2.F" style:family="table-column">
      <style:table-column-properties style:column-width="2.674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507cm" style:rel-column-width="21226*"/>
    </style:style>
    <style:style style:name="Table3.B" style:family="table-column">
      <style:table-column-properties style:column-width="11.494cm" style:rel-column-width="44309*"/>
    </style:style>
    <style:style style:name="Table3.1" style:family="table-row">
      <style:table-row-properties style:min-row-height="19.89cm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5.505cm" table:align="margins"/>
    </style:style>
    <style:style style:name="Table4.A" style:family="table-column">
      <style:table-column-properties style:column-width="3.362cm" style:rel-column-width="1906*"/>
    </style:style>
    <style:style style:name="Table4.B" style:family="table-column">
      <style:table-column-properties style:column-width="2.143cm" style:rel-column-width="1215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1.511cm" fo:margin-left="0cm" fo:margin-right="-0.016cm" table:align="margins"/>
    </style:style>
    <style:style style:name="Table5.A" style:family="table-column">
      <style:table-column-properties style:column-width="5.876cm" style:rel-column-width="33450*"/>
    </style:style>
    <style:style style:name="Table5.B" style:family="table-column">
      <style:table-column-properties style:column-width="5.636cm" style:rel-column-width="32085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5.373cm" table:align="left"/>
    </style:style>
    <style:style style:name="Table6.A" style:family="table-column">
      <style:table-column-properties style:column-width="3.362cm"/>
    </style:style>
    <style:style style:name="Table6.B" style:family="table-column">
      <style:table-column-properties style:column-width="2.011cm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5.373cm" table:align="left"/>
    </style:style>
    <style:style style:name="Table7.A" style:family="table-column">
      <style:table-column-properties style:column-width="3.358cm"/>
    </style:style>
    <style:style style:name="Table7.B" style:family="table-column">
      <style:table-column-properties style:column-width="2.014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5.373cm" table:align="left"/>
    </style:style>
    <style:style style:name="Table8.A" style:family="table-column">
      <style:table-column-properties style:column-width="5.373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1.476cm" table:align="left"/>
    </style:style>
    <style:style style:name="Table9.A" style:family="table-column">
      <style:table-column-properties style:column-width="9.103cm"/>
    </style:style>
    <style:style style:name="Table9.B" style:family="table-column">
      <style:table-column-properties style:column-width="2.372cm"/>
    </style:style>
    <style:style style:name="Table9.A1" style:family="table-cell">
      <style:table-cell-properties fo:padding="0cm" fo:border="none"/>
    </style:style>
    <style:style style:name="Table9.B2" style:family="table-cell" style:data-style-name="N100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RW Chancery 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pple Chancery" fo:font-size="16pt" fo:font-weight="normal" style:font-size-asian="16pt" style:font-weight-asian="normal" style:font-size-complex="1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Bitstream Charter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Bitstream Charter" fo:font-size="11pt" fo:font-weight="bold" style:font-name-asian="OpenSymbol" style:font-size-asian="11pt" style:font-weight-asian="bold" style:font-name-complex="OpenSymbol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Bitstream Charter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Bitstream Charter" fo:font-size="12.5pt" fo:font-weight="normal" style:font-size-asian="12.5pt" style:font-weight-asian="normal" style:font-size-complex="12.5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Bitstream Charter" fo:font-size="12.5pt" fo:font-weight="normal" style:font-size-asian="12.5pt" style:font-weight-asian="normal" style:font-size-complex="12.5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Bitstream Charter" fo:font-size="6pt" fo:font-weight="normal" style:font-name-asian="OpenSymbol" style:font-size-asian="6pt" style:font-weight-asian="normal" style:font-name-complex="OpenSymbo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OpenSymbol" fo:font-size="12.5pt" fo:font-weight="normal" style:font-name-asian="OpenSymbol" style:font-size-asian="12.5pt" style:font-weight-asian="normal" style:font-name-complex="OpenSymbol" style:font-size-complex="12.5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OpenSymbol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pple Chancery" fo:font-size="11pt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pple Chancery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pple Chancery" fo:font-size="15pt" fo:font-weight="normal" style:font-name-asian="OpenSymbol" style:font-size-asian="15pt" style:font-weight-asian="normal" style:font-name-complex="OpenSymbol" style:font-size-complex="15pt" style:font-weight-complex="normal"/>
    </style:style>
    <style:style style:name="P21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Bitstream Charter" fo:font-size="11pt" fo:font-weight="bold" style:font-name-asian="OpenSymbol" style:font-size-asian="11pt" style:font-weight-asian="bold" style:font-name-complex="OpenSymbol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 fo:padding="0cm" fo:border="none" style:shadow="none"/>
      <style:text-properties style:font-name="Bitstream Charter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Bitstream Charter" fo:font-size="6pt" fo:font-weight="normal" style:font-name-asian="OpenSymbol" style:font-size-asian="6pt" style:font-weight-asian="normal" style:font-name-complex="OpenSymbo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 fo:padding="0cm" fo:border="none" style:shadow="none" style:join-border="false"/>
      <style:text-properties style:font-name="Apple Chancery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 fo:padding="0cm" fo:border="none" style:shadow="none"/>
      <style:text-properties style:font-name="Apple Chancery" fo:font-size="11pt" style:font-size-asian="11pt" style:font-size-complex="11pt"/>
    </style:style>
    <style:style style:name="P26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Apple Chancery" fo:font-size="15pt" fo:font-weight="normal" style:font-name-asian="OpenSymbol" style:font-size-asian="15pt" style:font-weight-asian="normal" style:font-name-complex="OpenSymbol" style:font-size-complex="15pt" style:font-weight-complex="normal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="OpenSymbol" fo:font-weight="normal" style:font-name-asian="OpenSymbol" style:font-weight-asian="normal" style:font-name-complex="OpenSymbol" style:font-weight-complex="normal"/>
    </style:style>
    <style:style style:name="T3" style:family="text">
      <style:text-properties style:font-name-asian="OpenSymbol" style:font-name-complex="OpenSymbol"/>
    </style:style>
    <style:style style:name="T4" style:family="text">
      <style:text-properties style:font-name="Apple Chancery"/>
    </style:style>
    <style:style style:name="T5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color="#000000" draw:fill="none" draw:fill-color="#ffffff" draw:textarea-horizontal-align="left" draw:textarea-vertical-align="middle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reaming Awake</text:p>
      <text:p text:style-name="P1">Character Sheet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Name: <text:s/><text:span text:style-name="T4">Lilac Ellenshore</text:span></text:p>
          </table:table-cell>
          <table:table-cell table:style-name="Table1.A1" office:value-type="string">
            <text:p text:style-name="P6">Virtue: <text:s text:c="2"/><text:span text:style-name="T4">Fortitude</text:span></text:p>
          </table:table-cell>
          <table:table-cell table:style-name="Table1.A1" office:value-type="string">
            <text:p text:style-name="P6">Player: <text:s text:c="7"/><text:span text:style-name="T4">NPC</text:span></text:p>
          </table:table-cell>
        </table:table-row>
        <table:table-row>
          <table:table-cell table:style-name="Table1.A1" office:value-type="string">
            <text:p text:style-name="P6">Concept: </text:p>
          </table:table-cell>
          <table:table-cell table:style-name="Table1.A1" office:value-type="string">
            <text:p text:style-name="P6">Vice: <text:s text:c="5"/><text:span text:style-name="T4">Gluttony</text:span></text:p>
          </table:table-cell>
          <table:table-cell table:style-name="Table1.A1" office:value-type="string">
            <text:p text:style-name="P6">Chronicle: <text:s/><text:span text:style-name="T4">Dreaming Awake</text:span></text:p>
          </table:table-cell>
        </table:table-row>
      </table:table>
      <text:p text:style-name="P2"/>
      <text:p text:style-name="P3">ATTRIBUT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Intelligence</text:p>
          </table:table-cell>
          <table:table-cell table:style-name="Table2.A1" office:value-type="string">
            <text:p text:style-name="P16"><text:s/><text:span text:style-name="T1">●</text:span><text:span text:style-name="T3">●</text:span>○○○</text:p>
          </table:table-cell>
          <table:table-cell table:style-name="Table2.A1" office:value-type="string">
            <text:p text:style-name="P6">Strength</text:p>
          </table:table-cell>
          <table:table-cell table:style-name="Table2.A1" office:value-type="string">
            <text:p text:style-name="P16"><text:s/><text:span text:style-name="T1">●</text:span><text:span text:style-name="T3">●</text:span>○○○</text:p>
          </table:table-cell>
          <table:table-cell table:style-name="Table2.A1" office:value-type="string">
            <text:p text:style-name="P6">Presence</text:p>
          </table:table-cell>
          <table:table-cell table:style-name="Table2.A1" office:value-type="string">
            <text:p text:style-name="P16"><text:s/><text:span text:style-name="T1">●</text:span><text:span text:style-name="T3">●</text:span>○○○</text:p>
          </table:table-cell>
        </table:table-row>
        <table:table-row>
          <table:table-cell table:style-name="Table2.A1" office:value-type="string">
            <text:p text:style-name="P6">Wits</text:p>
          </table:table-cell>
          <table:table-cell table:style-name="Table2.A1" office:value-type="string">
            <text:p text:style-name="P16"><text:s/><text:span text:style-name="T1">●</text:span><text:span text:style-name="T3">●●●</text:span>○</text:p>
          </table:table-cell>
          <table:table-cell table:style-name="Table2.A1" office:value-type="string">
            <text:p text:style-name="P6">Dexterity</text:p>
          </table:table-cell>
          <table:table-cell table:style-name="Table2.A1" office:value-type="string">
            <text:p text:style-name="P16"><text:s/><text:span text:style-name="T1">●</text:span><text:span text:style-name="T3">●●</text:span>○○</text:p>
          </table:table-cell>
          <table:table-cell table:style-name="Table2.A1" office:value-type="string">
            <text:p text:style-name="P6">Manipulation</text:p>
          </table:table-cell>
          <table:table-cell table:style-name="Table2.A1" office:value-type="string">
            <text:p text:style-name="P16"><text:s/>○<text:span text:style-name="T3">○</text:span>○○○</text:p>
          </table:table-cell>
        </table:table-row>
        <table:table-row>
          <table:table-cell table:style-name="Table2.A1" office:value-type="string">
            <text:p text:style-name="P6">Resolve</text:p>
          </table:table-cell>
          <table:table-cell table:style-name="Table2.A1" office:value-type="string">
            <text:p text:style-name="P16"><text:s/><text:span text:style-name="T1">●</text:span><text:span text:style-name="T3">●●●</text:span>○</text:p>
          </table:table-cell>
          <table:table-cell table:style-name="Table2.A1" office:value-type="string">
            <text:p text:style-name="P6">Stamina</text:p>
          </table:table-cell>
          <table:table-cell table:style-name="Table2.A1" office:value-type="string">
            <text:p text:style-name="P16"><text:s/><text:span text:style-name="T1">●</text:span><text:span text:style-name="T3">●●●</text:span>○</text:p>
          </table:table-cell>
          <table:table-cell table:style-name="Table2.A1" office:value-type="string">
            <text:p text:style-name="P6">Composure</text:p>
          </table:table-cell>
          <table:table-cell table:style-name="Table2.A1" office:value-type="string">
            <text:p text:style-name="P16"><text:s/><text:span text:style-name="T1">●</text:span>○○○○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7">SKILLS</text:p>
                </table:table-cell>
                <table:covered-table-cell/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Mental (-3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cademics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Culture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Crafts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Investigation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Medicine</text:p>
                </table:table-cell>
                <table:table-cell table:style-name="Table4.A1" office:value-type="string">
                  <text:p text:style-name="P16"><text:span text:style-name="T3">●●</text:span>○○○</text:p>
                </table:table-cell>
              </table:table-row>
              <table:table-row>
                <table:table-cell table:style-name="Table4.A1" office:value-type="string">
                  <text:p text:style-name="P6">Occult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Politics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Science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Physical (-1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rchery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Athletics</text:p>
                </table:table-cell>
                <table:table-cell table:style-name="Table4.A1" office:value-type="string">
                  <text:p text:style-name="P16"><text:span text:style-name="T3">●●●●</text:span>○</text:p>
                </table:table-cell>
              </table:table-row>
              <table:table-row>
                <table:table-cell table:style-name="Table4.A1" office:value-type="string">
                  <text:p text:style-name="P6">Brawl</text:p>
                </table:table-cell>
                <table:table-cell table:style-name="Table4.A1" office:value-type="string">
                  <text:p text:style-name="P16"><text:span text:style-name="T3">●●</text:span>○○○</text:p>
                </table:table-cell>
              </table:table-row>
              <table:table-row>
                <table:table-cell table:style-name="Table4.A1" office:value-type="string">
                  <text:p text:style-name="P6">Larceny</text:p>
                </table:table-cell>
                <table:table-cell table:style-name="Table4.A1" office:value-type="string">
                  <text:p text:style-name="P16"><text:span text:style-name="T3">●●</text:span>○○○</text:p>
                </table:table-cell>
              </table:table-row>
              <table:table-row>
                <table:table-cell table:style-name="Table4.A1" office:value-type="string">
                  <text:p text:style-name="P6">Ride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Stealth</text:p>
                </table:table-cell>
                <table:table-cell table:style-name="Table4.A1" office:value-type="string">
                  <text:p text:style-name="P16"><text:span text:style-name="T3">●●</text:span>○○○</text:p>
                </table:table-cell>
              </table:table-row>
              <table:table-row>
                <table:table-cell table:style-name="Table4.A1" office:value-type="string">
                  <text:p text:style-name="P6">Survival</text:p>
                  <text:p text:style-name="P18">(Forest, Snow)</text:p>
                </table:table-cell>
                <table:table-cell table:style-name="Table4.A1" office:value-type="string">
                  <text:p text:style-name="P16"><text:span text:style-name="T3">●●●●●</text:span></text:p>
                </table:table-cell>
              </table:table-row>
              <table:table-row>
                <table:table-cell table:style-name="Table4.A1" office:value-type="string">
                  <text:p text:style-name="P6">Weaponry</text:p>
                </table:table-cell>
                <table:table-cell table:style-name="Table4.A1" office:value-type="string">
                  <text:p text:style-name="P16"><text:span text:style-name="T3">●</text:span>○○○○</text:p>
                </table:table-cell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Social (-1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nimal Ken</text:p>
                </table:table-cell>
                <table:table-cell table:style-name="Table4.A1" office:value-type="string">
                  <text:p text:style-name="P16"><text:span text:style-name="T3">●●●●</text:span>○</text:p>
                </table:table-cell>
              </table:table-row>
              <table:table-row>
                <table:table-cell table:style-name="Table4.A1" office:value-type="string">
                  <text:p text:style-name="P6">Empathy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Expression</text:p>
                </table:table-cell>
                <table:table-cell table:style-name="Table4.A1" office:value-type="string">
                  <text:p text:style-name="P16"><text:span text:style-name="T3">●</text:span>○○○○</text:p>
                </table:table-cell>
              </table:table-row>
              <table:table-row>
                <table:table-cell table:style-name="Table4.A1" office:value-type="string">
                  <text:p text:style-name="P6">Intimidation</text:p>
                </table:table-cell>
                <table:table-cell table:style-name="Table4.A1" office:value-type="string">
                  <text:p text:style-name="P16"><text:span text:style-name="T3">●</text:span>○○○○</text:p>
                </table:table-cell>
              </table:table-row>
              <table:table-row>
                <table:table-cell table:style-name="Table4.A1" office:value-type="string">
                  <text:p text:style-name="P6">Persuasion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Socialise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Streetwise</text:p>
                </table:table-cell>
                <table:table-cell table:style-name="Table4.A1" office:value-type="string">
                  <text:p text:style-name="P16"><text:span text:style-name="T3">●</text:span>○○○○</text:p>
                </table:table-cell>
              </table:table-row>
              <table:table-row>
                <table:table-cell table:style-name="Table4.A1" office:value-type="string">
                  <text:p text:style-name="P6">Subterfuge</text:p>
                </table:table-cell>
                <table:table-cell table:style-name="Table4.A1" office:value-type="string">
                  <text:p text:style-name="P16"><text:span text:style-name="T3">●●</text:span>○○○</text:p>
                </table:table-cell>
              </table:table-row>
            </table:table>
            <text:p text:style-name="P6"/>
          </table:table-cell>
          <table:table-cell table:style-name="Table3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table:number-columns-spanned="2" office:value-type="string">
                        <text:p text:style-name="P7">MERITS</text:p>
                      </table:table-cell>
                      <table:covered-table-cell/>
                    </table:table-row>
                    <table:table-row>
                      <table:table-cell table:style-name="Table6.A1" office:value-type="string">
                        <text:p text:style-name="P25">Danger Sense</text:p>
                      </table:table-cell>
                      <table:table-cell table:style-name="Table6.A1" office:value-type="string">
                        <text:p text:style-name="P16"><text:span text:style-name="T3">●●●</text:span>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>Fast Reflexes</text:p>
                      </table:table-cell>
                      <table:table-cell table:style-name="Table6.A1" office:value-type="string">
                        <text:p text:style-name="P16"><text:span text:style-name="T3">●</text:span>○○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>Friend</text:p>
                      </table:table-cell>
                      <table:table-cell table:style-name="Table6.A1" office:value-type="string">
                        <text:p text:style-name="P16"><text:span text:style-name="T3">●●●</text:span>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>Cold-Adapted</text:p>
                      </table:table-cell>
                      <table:table-cell table:style-name="Table6.A1" office:value-type="string">
                        <text:p text:style-name="P16"><text:span text:style-name="T3">●●</text:span>○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/>
                      </table:table-cell>
                      <table:table-cell table:style-name="Table6.A1" office:value-type="string">
                        <text:p text:style-name="P16">○○○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/>
                      </table:table-cell>
                      <table:table-cell table:style-name="Table6.A1" office:value-type="string">
                        <text:p text:style-name="P16">○○○○○</text:p>
                      </table:table-cell>
                    </table:table-row>
                  </table:table>
                  <text:p text:style-name="P6"/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table:number-columns-spanned="2" office:value-type="string">
                        <text:p text:style-name="P7">IMAGERY</text:p>
                      </table:table-cell>
                      <table:covered-table-cell/>
                    </table:table-row>
                    <table:table-row>
                      <table:table-cell table:style-name="Table7.A1" office:value-type="string">
                        <text:p text:style-name="P22"><text:span text:style-name="T4">Forest</text:span></text:p>
                      </table:table-cell>
                      <table:table-cell table:style-name="Table7.A1" office:value-type="string">
                        <text:p text:style-name="P16"><text:span text:style-name="T3">●●●</text:span>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4">Snow</text:span></text:p>
                      </table:table-cell>
                      <table:table-cell table:style-name="Table7.A1" office:value-type="string">
                        <text:p text:style-name="P16"><text:span text:style-name="T3">●●</text:span>○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4">Shiiai</text:span></text:p>
                      </table:table-cell>
                      <table:table-cell table:style-name="Table7.A1" office:value-type="string">
                        <text:p text:style-name="P16"><text:span text:style-name="T3">●●</text:span>○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4">Sugar-High</text:span></text:p>
                      </table:table-cell>
                      <table:table-cell table:style-name="Table7.A1" office:value-type="string">
                        <text:p text:style-name="P16"><text:span text:style-name="T3">●</text:span>○○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4"/></text:p>
                      </table:table-cell>
                      <table:table-cell table:style-name="Table7.A1" office:value-type="string">
                        <text:p text:style-name="P16"><text:span text:style-name="T3">○</text:span>○○○○</text:p>
                      </table:table-cell>
                    </table:table-row>
                  </table:table>
                  <text:p text:style-name="P6"/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7">FLAWS / DERANG'S</text:p>
                      </table:table-cell>
                    </table:table-row>
                    <table:table-row>
                      <table:table-cell table:style-name="Table8.A1" office:value-type="string">
                        <text:p text:style-name="P24">Spaced Out</text:p>
                      </table:table-cell>
                    </table:table-row>
                    <table:table-row>
                      <table:table-cell table:style-name="Table8.A1" office:value-type="string">
                        <text:p text:style-name="P24">Muddled Speech</text:p>
                      </table:table-cell>
                    </table:table-row>
                    <table:table-row>
                      <table:table-cell table:style-name="Table8.A1" office:value-type="string">
                        <text:p text:style-name="P22"><text:span text:style-name="T4"/></text:p>
                      </table:table-cell>
                    </table:table-row>
                    <table:table-row>
                      <table:table-cell table:style-name="Table8.A1" office:value-type="string">
                        <text:p text:style-name="P22"><text:span text:style-name="T4"/></text:p>
                      </table:table-cell>
                    </table:table-row>
                  </table:table>
                  <text:p text:style-name="P10"/>
                  <text:p text:style-name="P10">Size <text:s text:c="14"/><text:span text:style-name="T4">4</text:span></text:p>
                  <text:p text:style-name="P10">Speed <text:s text:c="11"/><text:span text:style-name="T4">10</text:span></text:p>
                  <text:p text:style-name="P10">Init. Mod. <text:s text:c="3"/><text:span text:style-name="T4">4</text:span></text:p>
                  <text:p text:style-name="P10">Defence <text:s text:c="7"/><text:span text:style-name="T4">3</text:span></text:p>
                  <text:p text:style-name="P10">Armour <text:s text:c="7"/><text:span text:style-name="T4">2</text:span></text:p>
                </table:table-cell>
                <table:table-cell table:style-name="Table5.A1" office:value-type="string">
                  <text:p text:style-name="P7">HEALTH</text:p>
                  <text:p text:style-name="P12"><draw:frame text:anchor-type="paragraph" draw:z-index="0" draw:style-name="gr1" svg:width="1.377cm" svg:height="0.874cm" svg:x="4.202cm" svg:y="0.118cm"><draw:text-box><text:p><text:s/>+ 7</text:p></draw:text-box></draw:frame><text:span text:style-name="T1">●●●●●●●●●●</text:span></text:p>
                  <text:p text:style-name="P17">□□□□□□□□□□</text:p>
                  <text:p text:style-name="P17"/>
                  <text:p text:style-name="P7">WILLPOWER</text:p>
                  <text:p text:style-name="P12"><draw:frame text:anchor-type="paragraph" draw:z-index="1" draw:style-name="gr1" svg:width="1.377cm" svg:height="0.874cm" svg:x="4.2cm" svg:y="0.153cm"><draw:text-box><text:p><text:s/>+</text:p></draw:text-box></draw:frame><text:span text:style-name="T1">●●●●●●●○○○</text:span></text:p>
                  <text:p text:style-name="P17">□□□□□□□□□□</text:p>
                  <text:p text:style-name="P17"/>
                  <text:p text:style-name="P7">SANITY</text:p>
                  <text:p text:style-name="P13"><text:bookmark-start text:name="DDE_LINK2"/><text:span text:style-name="T1">●</text:span><text:bookmark-end text:name="DDE_LINK2"/><text:span text:style-name="T1">●●●●○○○○○</text:span></text:p>
                  <text:p text:style-name="P17"/>
                  <text:p text:style-name="P7">FAME</text:p>
                  <text:p text:style-name="P19"><draw:frame text:anchor-type="paragraph" draw:z-index="2" draw:style-name="gr1" svg:width="1.377cm" svg:height="0.874cm" svg:x="4.202cm" svg:y="0.083cm"><draw:text-box><text:p><text:s/>+</text:p></draw:text-box></draw:frame>Born Survivor</text:p>
                  <text:p text:style-name="P15">●●●●●●○○○○</text:p>
                  <text:p text:style-name="P19"><draw:frame text:anchor-type="paragraph" draw:z-index="3" draw:style-name="gr1" svg:width="1.377cm" svg:height="0.874cm" svg:x="4.202cm" svg:y="0.101cm"><draw:text-box><text:p><text:s/>+</text:p></draw:text-box></draw:frame>Demon Child</text:p>
                  <text:p text:style-name="P15">●●○○○○○○○○</text:p>
                  <text:p text:style-name="P19"><draw:frame text:anchor-type="paragraph" draw:z-index="5" draw:style-name="gr1" svg:width="1.377cm" svg:height="0.874cm" svg:x="4.202cm" svg:y="0.106cm"><draw:text-box><text:p><text:s/>+</text:p></draw:text-box></draw:frame>Brat</text:p>
                  <text:p text:style-name="P15">●○○○○○○○○○</text:p>
                  <text:p text:style-name="P19"><draw:frame text:anchor-type="paragraph" draw:z-index="4" draw:style-name="gr1" svg:width="1.377cm" svg:height="0.874cm" svg:x="4.202cm" svg:y="0.129cm"><draw:text-box><text:p><text:s/>+</text:p></draw:text-box></draw:frame></text:p>
                  <text:p text:style-name="P15">○○○○○○○○○○</text:p>
                  <text:p text:style-name="P19"><draw:frame text:anchor-type="paragraph" draw:z-index="6" draw:style-name="gr1" svg:width="1.377cm" svg:height="0.874cm" svg:x="4.202cm" svg:y="0.129cm"><draw:text-box><text:p><text:s/>+</text:p></draw:text-box></draw:frame></text:p>
                  <text:p text:style-name="P15">○○○○○○○○○○</text:p>
                  <text:p text:style-name="P17"/>
                  <text:p text:style-name="P9">SHINY</text:p>
                  <text:p text:style-name="P14"/>
                  <text:p text:style-name="P20">9</text:p>
                  <text:p text:style-name="P11"/>
                  <text:p text:style-name="P21">EXPERIENCE</text:p>
                  <text:p text:style-name="P23"><text:span text:style-name="T5"/></text:p>
                  <text:p text:style-name="P26">20</text:p>
                </table:table-cell>
              </table:table-row>
            </table:table>
            <text:p text:style-name="Text_20_body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8">WEAPONS</text:p>
                </table:table-cell>
                <table:table-cell table:style-name="Table9.A1" office:value-type="string">
                  <text:p text:style-name="P8">Dice Mod</text:p>
                </table:table-cell>
              </table:table-row>
              <table:table-row>
                <table:table-cell table:style-name="Table9.A1" office:value-type="string">
                  <text:p text:style-name="P18">Flint Knife</text:p>
                </table:table-cell>
                <table:table-cell table:style-name="Table9.B2" office:value-type="float" office:value="2">
                  <text:p text:style-name="P18"><text:s text:c="6"/>+<text:bookmark-start text:name="DDE_LINK1"/>2<text:bookmark-end text:name="DDE_LINK1"/></text:p>
                </table:table-cell>
              </table:table-row>
              <table:table-row>
                <table:table-cell table:style-name="Table9.A1" office:value-type="string">
                  <text:p text:style-name="P18"/>
                </table:table-cell>
                <table:table-cell table:style-name="Table9.B2">
                  <text:p text:style-name="P18"/>
                </table:table-cell>
              </table:table-row>
              <table:table-row>
                <table:table-cell table:style-name="Table9.A1" office:value-type="string">
                  <text:p text:style-name="P8">EQUIPMENT</text:p>
                </table:table-cell>
                <table:table-cell table:style-name="Table9.B2" office:value-type="float" office:value="0">
                  <text:p text:style-name="P8">Dice Mod</text:p>
                </table:table-cell>
              </table:table-row>
              <table:table-row>
                <table:table-cell table:style-name="Table9.A1" office:value-type="string">
                  <text:p text:style-name="P18">Bear Furs</text:p>
                </table:table-cell>
                <table:table-cell table:style-name="Table9.B2" office:value-type="float" office:value="2">
                  <text:p text:style-name="P18"><text:s text:c="6"/>+2</text:p>
                </table:table-cell>
              </table:table-row>
              <table:table-row>
                <table:table-cell table:style-name="Table9.A1" office:value-type="string">
                  <text:p text:style-name="P18"/>
                </table:table-cell>
                <table:table-cell table:style-name="Table9.B2">
                  <text:p text:style-name="P18"/>
                </table:table-cell>
              </table:table-row>
            </table:table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 style:font-pitch="variable" style:font-charset="x-symbol"/>
    <style:font-face style:name="American Typewriter" svg:font-family="'American Typewriter'" style:font-family-generic="modern" style:font-pitch="fixed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Georgia" svg:font-family="Georgia" style:font-family-generic="roman" style:font-pitch="variable"/>
    <style:font-face style:name="Apple Chancery" svg:font-family="'Apple Chancery'" style:font-family-generic="script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en" fo:country="GB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Ian Renton</meta:initial-creator>
    <meta:creation-date>2007-10-08T20:45:44</meta:creation-date>
    <dc:date>2010-07-22T23:36:57</dc:date>
    <dc:language>en-GB</dc:language>
    <meta:editing-cycles>11</meta:editing-cycles>
    <meta:editing-duration>PT00H56M43S</meta:editing-duration>
    <meta:document-statistic meta:table-count="9" meta:image-count="0" meta:object-count="0" meta:page-count="1" meta:paragraph-count="138" meta:word-count="173" meta:character-count="1186"/>
    <meta:user-defined meta:name="Info 1"/>
    <meta:user-defined meta:name="Info 2"/>
    <meta:user-defined meta:name="Info 3"/>
    <meta:user-defined meta:name="Info 4"/>
  </office:meta>
</office:document-meta>
</file>